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339583726619D3F79A5.png" manifest:media-type="image/png"/>
  <manifest:file-entry manifest:full-path="Pictures/10000000000001900000033981E90DBD9D1F2BE1.png" manifest:media-type="image/png"/>
  <manifest:file-entry manifest:full-path="Pictures/10000000000001900000033937FF989AC25C0AF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01cm, 1.17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bf00" loext:opacity="100%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ffbf00" loext:opacity="100%" fo:font-weight="bold" style:font-weight-asian="bold" style:font-weight-complex="bold"/>
    </style:style>
    <style:style style:name="T1" style:family="text">
      <style:text-properties fo:color="#ffbf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497cm" svg:height="19.59cm" svg:x="1cm" svg:y="1cm">
          <draw:image xlink:href="Pictures/10000000000001900000033937FF989AC25C0AFF.png" xlink:type="simple" xlink:show="embed" xlink:actuate="onLoad" draw:mime-type="image/png">
            <text:p/>
          </draw:image>
        </draw:frame>
        <draw:frame draw:style-name="gr1" draw:text-style-name="P1" draw:layer="layout" svg:width="9.497cm" svg:height="19.589cm" svg:x="9.675cm" svg:y="1.001cm">
          <draw:image xlink:href="Pictures/10000000000001900000033981E90DBD9D1F2BE1.png" xlink:type="simple" xlink:show="embed" xlink:actuate="onLoad" draw:mime-type="image/png">
            <text:p/>
          </draw:image>
        </draw:frame>
        <draw:frame draw:style-name="gr2" draw:text-style-name="P1" draw:layer="layout" svg:width="8.438cm" svg:height="19.588cm" svg:x="18.502cm" svg:y="1cm">
          <draw:image xlink:href="Pictures/100000000000019000000339583726619D3F79A5.png" xlink:type="simple" xlink:show="embed" xlink:actuate="onLoad" draw:mime-type="image/png">
            <text:p/>
          </draw:image>
        </draw:frame>
        <draw:frame draw:style-name="gr3" draw:text-style-name="P3" draw:layer="layout" svg:width="4.377cm" svg:height="1.673cm" svg:x="6.182cm" svg:y="11.87cm">
          <draw:text-box>
            <text:p text:style-name="P2"><text:span text:style-name="T1">Fail/Success</text:span></text:p>
          </draw:text-box>
        </draw:frame>
        <draw:frame draw:style-name="gr3" draw:text-style-name="P3" draw:layer="layout" svg:width="4.377cm" svg:height="1.673cm" svg:x="15.011cm" svg:y="11.871cm">
          <draw:text-box>
            <text:p text:style-name="P2"><text:span text:style-name="T1">Predictions</text:span></text:p>
          </draw:text-box>
        </draw:frame>
        <draw:frame draw:style-name="gr3" draw:text-style-name="P3" draw:layer="layout" svg:width="4.377cm" svg:height="1.673cm" svg:x="22.381cm" svg:y="11.872cm">
          <draw:text-box>
            <text:p text:style-name="P2"><text:span text:style-name="T1">Referenc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6T11:51:34.724857506</meta:creation-date>
    <dc:date>2023-10-26T11:55:56.452235098</dc:date>
    <meta:editing-duration>PT4M12S</meta:editing-duration>
    <meta:editing-cycles>2</meta:editing-cycles>
    <meta:generator>LibreOffice/7.3.7.2$Linux_X86_64 LibreOffice_project/30$Build-2</meta:generator>
    <meta:document-statistic meta:object-count="6"/>
  </office:meta>
</office:document-meta>
</file>